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Sans Serif" svg:font-family="'Sans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Sans Serif"/>
    </style:style>
    <style:style style:name="P2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style:use-window-font-color="true" loext:opacity="0%" style:font-name="DejaVu Serif" fo:font-size="13pt" fo:language="es" fo:country="EC" fo:font-weight="normal" style:letter-kerning="tru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text-properties fo:color="#000000" loext:opacity="100%" style:font-name="Sans Serif" fo:font-weight="bold"/>
    </style:style>
    <style:style style:name="P4" style:family="paragraph" style:parent-style-name="Standard">
      <style:text-properties style:use-window-font-color="true" loext:opacity="0%" style:font-name="Liberation Serif" fo:font-weight="bold"/>
    </style:style>
    <style:style style:name="P5" style:family="paragraph" style:parent-style-name="Standard">
      <style:text-properties fo:font-weight="bold"/>
    </style:style>
    <style:style style:name="P6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style:use-window-font-color="true" loext:opacity="0%" style:font-name="DejaVu Serif" fo:font-size="12pt" fo:language="es" fo:country="EC" fo:font-weight="bold" style:letter-kerning="tru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20pt" fo:font-weight="bold" style:font-size-asian="20pt" style:font-weight-asian="bold" style:font-size-complex="2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20pt" style:font-size-asian="20pt" style:font-size-complex="2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reo en ti</text:p>
      <text:p text:style-name="P10">Daniel Calveti</text:p>
      <text:p text:style-name="P7"/>
      <text:p text:style-name="P9">Quiero levantar a Ti mis manos</text:p>
      <text:p text:style-name="P9">Maravilloso Jesús, milagroso Señor,</text:p>
      <text:p text:style-name="P9">Llena este lugar con tu presencia</text:p>
      <text:p text:style-name="P9">haz descender Tu poder</text:p>
      <text:p text:style-name="P9">a los que estamos aquí</text:p>
      <text:p text:style-name="P9"/>
      <text:p text:style-name="P9">Creo en Ti Jesús</text:p>
      <text:p text:style-name="P9">en lo que harás en mi</text:p>
      <text:p text:style-name="P9">Creo en Ti Jesús</text:p>
      <text:p text:style-name="P9">en lo que harás en mi</text:p>
      <text:p text:style-name="P9">En mi, en mi</text:p>
      <text:p text:style-name="P9"/>
      <text:p text:style-name="P9">//Recibe toda la gloria,</text:p>
      <text:p text:style-name="P9">recibe toda la honra</text:p>
      <text:p text:style-name="P9">Precioso Hijo de Dios//</text:p>
      <text:p text:style-name="P7"/>
      <text:p text:style-name="P7"/>
      <text:p text:style-name="P10">Has cambiado mi lamento </text:p>
      <text:p text:style-name="P10">Marcos Witt</text:p>
      <text:p text:style-name="P7"/>
      <text:p text:style-name="P9">//Has cambiado mi lamento en baile</text:p>
      <text:p text:style-name="P9">Me ceñiste todo de alegría</text:p>
      <text:p text:style-name="P9">Has cambiado mi lamento en baile</text:p>
      <text:p text:style-name="P9">Me ceñiste todo de alegría</text:p>
      <text:p text:style-name="P9"/>
      <text:p text:style-name="P9">Por tanto a ti cantaré</text:p>
      <text:p text:style-name="P9">Gloria mía, gloria mía</text:p>
      <text:p text:style-name="P9">Sólo a ti danzaré</text:p>
      <text:p text:style-name="P9">Gloria mía, gloria mía//</text:p>
      <text:p text:style-name="P9"/>
      <text:p text:style-name="P9">//Oh Adonai Oh Adonai</text:p>
      <text:p text:style-name="P9">Dios del universo</text:p>
      <text:p text:style-name="P9">Señor de la creación//</text:p>
      <text:p text:style-name="P9"/>
      <text:p text:style-name="P9">//Los cielos cuentan tu gloria</text:p>
      <text:p text:style-name="P9">Tus hijos hoy te adoran</text:p>
      <text:p text:style-name="P9">Por todas tus maravillas, Adonai//</text:p>
      <text:p text:style-name="P9"/>
      <text:p text:style-name="P9">Oh Adonai, Oh Adonai</text:p>
      <text:p text:style-name="P9"/>
      <text:p text:style-name="P9">Has cambiado mi lamento en baile</text:p>
      <text:p text:style-name="P9">Me ceñiste todo de alegría</text:p>
      <text:p text:style-name="P9">Has cambiado mi lamento en baile</text:p>
      <text:p text:style-name="P9">Me ceñiste todo de alegría</text:p>
      <text:p text:style-name="P9"/>
      <text:p text:style-name="P9">Por tanto a ti cantaré</text:p>
      <text:p text:style-name="P9">Gloria mía, gloria mía</text:p>
      <text:p text:style-name="P9">Sólo a ti danzaré</text:p>
      <text:p text:style-name="P9">Gloria mía, gloria mía</text:p>
      <text:p text:style-name="P9"/>
      <text:p text:style-name="P9">Oh Adonai, Oh Adonai</text:p>
      <text:p text:style-name="P9">Dios del universo</text:p>
      <text:p text:style-name="P9">Señor de la creación</text:p>
      <text:p text:style-name="P9"/>
      <text:p text:style-name="P9">Tú eres el Dios del universo</text:p>
      <text:p text:style-name="P9">Señor de la creación</text:p>
      <text:p text:style-name="P9">Eres mi Dios del universo</text:p>
      <text:p text:style-name="P9">Señor de la creación, ¡Adonai!</text:p>
      <text:p text:style-name="P9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<text:span text:style-name="T1">Revelación</text:span></text:p>
      <text:p text:style-name="P10">Danilo Montero</text:p>
      <text:p text:style-name="P7"/>
      <text:p text:style-name="P9">Digno es El, cordero Santo,</text:p>
      <text:p text:style-name="P9">Santo Santo es él</text:p>
      <text:p text:style-name="P9">Levantamos nuestra alabanza</text:p>
      <text:p text:style-name="P9">al que en el trono está.</text:p>
      <text:p text:style-name="P9"/>
      <text:p text:style-name="P9">Santo, Santo, Santo Dios todopoderoso</text:p>
      <text:p text:style-name="P9">Quien fue, quien es y quien vendrá.</text:p>
      <text:p text:style-name="P9">La creación hoy canta y damos gloria a Él</text:p>
      <text:p text:style-name="P9">tu eres digno por siempre y siempre</text:p>
      <text:p text:style-name="P9"/>
      <text:p text:style-name="P9">Digno es El, cordero Santo,</text:p>
      <text:p text:style-name="P9">Santo Santo es él</text:p>
      <text:p text:style-name="P9">Levantamos nuestra alabanza</text:p>
      <text:p text:style-name="P9">al que en el trono está.</text:p>
      <text:p text:style-name="P9"/>
      <text:p text:style-name="P9">//Santo, Santo, Santo Dios todopoderoso</text:p>
      <text:p text:style-name="P9">Quien fue, quien es y quien vendrá.</text:p>
      <text:p text:style-name="P9">La creación hoy canta y damos gloria a Él</text:p>
      <text:p text:style-name="P9">tu eres digno por siempre y siempre//</text:p>
      <text:p text:style-name="P7"/>
      <text:p text:style-name="P7"/>
      <text:p text:style-name="P10">Habitación</text:p>
      <text:p text:style-name="P10">En Espíritu y en Verdad</text:p>
      <text:p text:style-name="P7"/>
      <text:p text:style-name="P9">//Eterno y sublime Rey,</text:p>
      <text:p text:style-name="P9">El Cielo no te puede contener</text:p>
      <text:p text:style-name="P9">Habitas en lo alto Dios,</text:p>
      <text:p text:style-name="P9">La tierra es el estrado de tus pies//</text:p>
      <text:p text:style-name="P9"/>
      <text:p text:style-name="P9">¿Cómo construir una habitación</text:p>
      <text:p text:style-name="P9">Un mejor lugar en donde puedas descansar?</text:p>
      <text:p text:style-name="P9">¿Cómo construir una habitación</text:p>
      <text:p text:style-name="P9">Que sea un santuario para ti?</text:p>
      <text:p text:style-name="P9"/>
      <text:p text:style-name="P9">Soberano Creador,</text:p>
      <text:p text:style-name="P9">En luz inalcanzable tú estás</text:p>
      <text:p text:style-name="P9">Formaste todo con tu voz</text:p>
      <text:p text:style-name="P9">El universo en tus manos está</text:p>
      <text:p text:style-name="P9"/>
      <text:p text:style-name="P9">//¿Cómo construir una habitación</text:p>
      <text:p text:style-name="P9">Un mejor lugar en donde puedas descansar?</text:p>
      <text:p text:style-name="P9">¿Cómo construir una habitación</text:p>
      <text:p text:style-name="P9">Que sea un santuario para ti?//</text:p>
      <text:p text:style-name="P9"/>
      <text:p text:style-name="P9">//En piedras vivas escogiste habitar</text:p>
      <text:p text:style-name="P9">En débiles <text:s/>hombres tu gloria mostrar</text:p>
      <text:p text:style-name="P9">Edificadas en la piedra angular</text:p>
      <text:p text:style-name="P9">Somos tu iglesia, tu hogar//</text:p>
      <text:p text:style-name="P9"/>
      <text:p text:style-name="P9">Vamos a construir una habitación</text:p>
      <text:p text:style-name="P9">Un mejor lugar en donde puedas descansar</text:p>
      <text:p text:style-name="P9">Vamos a construir una habitación</text:p>
      <text:p text:style-name="P9">Seremos un santuario para t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3">
  <office:font-face-decls>
    <style:font-face style:name="DejaVu Serif" svg:font-family="'DejaVu Serif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Sans Serif" svg:font-family="'Sans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" style:family="paragraph" style:class="extra"/>
    <style:style style:name="Endnote" style:family="paragraph" style:class="extra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Heading" style:family="paragraph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class="text">
      <style:paragraph-properties fo:margin-top="0cm" fo:margin-bottom="0.247cm" style:contextual-spacing="false" fo:line-height="115%"/>
    </style:style>
    <style:style style:name="Index" style:family="paragraph" style:class="index">
      <style:paragraph-properties text:number-lines="false" text:line-number="0"/>
    </style:style>
    <style:style style:name="Preformatted_20_Text" style:display-name="Preformatted Text" style:family="paragraph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/>
    </style:style>
    <style:style style:name="Caption" style:family="paragraph" style:class="extra">
      <style:paragraph-properties fo:margin-top="0.212cm" fo:margin-bottom="0.212cm" style:contextual-spacing="false" text:number-lines="false" text:line-number="0"/>
      <style:text-properties fo:font-size="12pt" fo:font-style="italic"/>
    </style:style>
    <style:style style:name="List" style:family="paragraph" style:class="list"/>
    <style:style style:name="Heading_20_1" style:display-name="Heading 1" style:family="paragraph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style:num-format="1" text:start-value="1" text:footnotes-position="page" text:start-numbering-at="document"/>
    <text:notes-configuration text:note-class="endnote" text:default-style-name="Endnote" text:citation-style-name="Endnote_20_Symbol" text:master-page-name="Endnote" style:num-format="i" text:start-value="1"/>
    <text:bibliography-configuration text:prefix="[" text:suffix="]" fo:language="es" fo:country="EC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cm" loext:margin-gutter="0cm">
        <style:columns fo:column-count="2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 LibreOffice_project/40$Build-2</meta:generator>
    <dc:title/>
    <meta:initial-creator>Desconocido</meta:initial-creator>
    <meta:editing-cycles>21</meta:editing-cycles>
    <dc:date>2024-10-12T16:02:35.939765469</dc:date>
    <meta:creation-date>2024-08-17T18:25:24.648525073</meta:creation-date>
    <meta:editing-duration>PT12M14S</meta:editing-duration>
    <meta:document-statistic meta:table-count="0" meta:image-count="0" meta:object-count="0" meta:page-count="2" meta:paragraph-count="91" meta:word-count="438" meta:character-count="2369" meta:non-whitespace-character-count="2020"/>
    <meta:user-defined meta:name="ZOTERO_PREF_1">&lt;data data-version="3" zotero-version="7.0.7"&gt;&lt;session id="efLD2sAw"/&gt;&lt;style id="" hasBibliography="0" bibliographyStyleHasBeenSet="0"/&gt;&lt;prefs/&gt;&lt;/data&gt;</meta:user-defined>
  </office:meta>
</office:document-meta>
</file>